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enConditionFactory.newCondition( Rule rule , RuleBaseContext ruleBaseContext , Configuration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xenConditionFactory.createNamespaceContext(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